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8cm"/>
    </style:style>
    <style:style style:name="co3" style:family="table-column">
      <style:table-column-properties fo:break-before="auto" style:column-width="4.845cm"/>
    </style:style>
    <style:style style:name="co4" style:family="table-column">
      <style:table-column-properties fo:break-before="auto" style:column-width="4.293cm"/>
    </style:style>
    <style:style style:name="co5" style:family="table-column">
      <style:table-column-properties fo:break-before="auto" style:column-width="3.5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120"/>
    <style:style style:name="ce2" style:family="table-cell" style:parent-style-name="Default" style:data-style-name="N11"/>
    <style:style style:name="ce4" style:family="table-cell" style:parent-style-name="Default" style:data-style-name="N10120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4"/>
        <table:table-column table:style-name="co1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Kunde</text:p>
          </table:table-cell>
          <table:table-cell office:value-type="string" calcext:value-type="string">
            <text:p>Anzahl Bestellungen</text:p>
          </table:table-cell>
          <table:table-cell office:value-type="string" calcext:value-type="string">
            <text:p>Durschnittlicher Bestellwert</text:p>
          </table:table-cell>
          <table:table-cell office:value-type="string" calcext:value-type="string">
            <text:p>Umsatz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Umsatzanteil</text:p>
          </table:table-cell>
          <table:table-cell office:value-type="string" calcext:value-type="string">
            <text:p>Umsatzanteil kum.</text:p>
          </table:table-cell>
          <table:table-cell office:value-type="string" calcext:value-type="string">
            <text:p>Bestellanzahl</text:p>
          </table:table-cell>
          <table:table-cell office:value-type="string" calcext:value-type="string">
            <text:p>Bestellanzahl kum.</text:p>
          </table:table-cell>
          <table:table-cell office:value-type="string" calcext:value-type="string">
            <text:p>Klass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roke</text:p>
          </table:table-cell>
          <table:table-cell office:value-type="float" office:value="50" calcext:value-type="float">
            <text:p>50</text:p>
          </table:table-cell>
          <table:table-cell office:value-type="currency" office:currency="EUR" office:value="870" calcext:value-type="currency">
            <text:p>870.00 €</text:p>
          </table:table-cell>
          <table:table-cell table:formula="of:=[.$C2]*[.$D2]" office:value-type="currency" office:currency="EUR" office:value="43500" calcext:value-type="currency">
            <text:p>43,500.00 €</text:p>
          </table:table-cell>
          <table:table-cell table:formula="of:=COM.MICROSOFT.RANK.EQ([.E2]; [.$E$2:.$E$18]; 0)" office:value-type="float" office:value="3" calcext:value-type="float">
            <text:p>3</text:p>
          </table:table-cell>
          <table:table-cell table:formula="of:=[.E2] / [.E$19]" office:value-type="percentage" office:value="0.134938114588827" calcext:value-type="percentage">
            <text:p>13.49%</text:p>
          </table:table-cell>
          <table:table-cell table:formula="of:=SUM([.$G$2:.G2])" office:value-type="percentage" office:value="0.134938114588827" calcext:value-type="percentage">
            <text:p>13.49%</text:p>
          </table:table-cell>
          <table:table-cell table:formula="of:=[.C2] / [.$C$19]" office:value-type="percentage" office:value="0.0886524822695036" calcext:value-type="percentage">
            <text:p>8.87%</text:p>
          </table:table-cell>
          <table:table-cell table:formula="of:=SUM([.$I$2:.I2])" office:value-type="percentage" office:value="0.0886524822695036" calcext:value-type="percentage">
            <text:p>8.87%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ack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100" calcext:value-type="currency">
            <text:p>1,100.00 €</text:p>
          </table:table-cell>
          <table:table-cell table:formula="of:=[.$C3]*[.$D3]" office:value-type="currency" office:currency="EUR" office:value="22000" calcext:value-type="currency">
            <text:p>22,000.00 €</text:p>
          </table:table-cell>
          <table:table-cell table:formula="of:=COM.MICROSOFT.RANK.EQ([.E3]; [.$E$2:.$E$18]; 0)" office:value-type="float" office:value="6" calcext:value-type="float">
            <text:p>6</text:p>
          </table:table-cell>
          <table:table-cell table:formula="of:=[.E3] / [.E$19]" office:value-type="percentage" office:value="0.0682445637000962" calcext:value-type="percentage">
            <text:p>6.82%</text:p>
          </table:table-cell>
          <table:table-cell table:formula="of:=SUM([.$G$2:.G3])" office:value-type="percentage" office:value="0.203182678288923" calcext:value-type="percentage">
            <text:p>20.32%</text:p>
          </table:table-cell>
          <table:table-cell table:formula="of:=[.C3] / [.$C$19]" office:value-type="percentage" office:value="0.0354609929078014" calcext:value-type="percentage">
            <text:p>3.55%</text:p>
          </table:table-cell>
          <table:table-cell table:formula="of:=SUM([.$I$2:.I3])" office:value-type="percentage" office:value="0.124113475177305" calcext:value-type="percentage">
            <text:p>12.41%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oller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800" calcext:value-type="currency">
            <text:p>800.00 €</text:p>
          </table:table-cell>
          <table:table-cell table:formula="of:=[.$C4]*[.$D4]" office:value-type="currency" office:currency="EUR" office:value="12000" calcext:value-type="currency">
            <text:p>12,000.00 €</text:p>
          </table:table-cell>
          <table:table-cell table:formula="of:=COM.MICROSOFT.RANK.EQ([.E4]; [.$E$2:.$E$18]; 0)" office:value-type="float" office:value="9" calcext:value-type="float">
            <text:p>9</text:p>
          </table:table-cell>
          <table:table-cell table:formula="of:=[.E4] / [.E$19]" office:value-type="percentage" office:value="0.0372243074727797" calcext:value-type="percentage">
            <text:p>3.72%</text:p>
          </table:table-cell>
          <table:table-cell table:formula="of:=SUM([.$G$2:.G4])" office:value-type="percentage" office:value="0.240406985761702" calcext:value-type="percentage">
            <text:p>24.04%</text:p>
          </table:table-cell>
          <table:table-cell table:formula="of:=[.C4] / [.$C$19]" office:value-type="percentage" office:value="0.0265957446808511" calcext:value-type="percentage">
            <text:p>2.66%</text:p>
          </table:table-cell>
          <table:table-cell table:formula="of:=SUM([.$I$2:.I4])" office:value-type="percentage" office:value="0.150709219858156" calcext:value-type="percentage">
            <text:p>15.07%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ummel</text:p>
          </table:table-cell>
          <table:table-cell office:value-type="float" office:value="23" calcext:value-type="float">
            <text:p>23</text:p>
          </table:table-cell>
          <table:table-cell office:value-type="currency" office:currency="EUR" office:value="250" calcext:value-type="currency">
            <text:p>250.00 €</text:p>
          </table:table-cell>
          <table:table-cell table:formula="of:=[.$C5]*[.$D5]" office:value-type="currency" office:currency="EUR" office:value="5750" calcext:value-type="currency">
            <text:p>5,750.00 €</text:p>
          </table:table-cell>
          <table:table-cell table:formula="of:=COM.MICROSOFT.RANK.EQ([.E5]; [.$E$2:.$E$18]; 0)" office:value-type="float" office:value="11" calcext:value-type="float">
            <text:p>11</text:p>
          </table:table-cell>
          <table:table-cell table:formula="of:=[.E5] / [.E$19]" office:value-type="percentage" office:value="0.017836647330707" calcext:value-type="percentage">
            <text:p>1.78%</text:p>
          </table:table-cell>
          <table:table-cell table:formula="of:=SUM([.$G$2:.G5])" office:value-type="percentage" office:value="0.258243633092409" calcext:value-type="percentage">
            <text:p>25.82%</text:p>
          </table:table-cell>
          <table:table-cell table:formula="of:=[.C5] / [.$C$19]" office:value-type="percentage" office:value="0.0407801418439716" calcext:value-type="percentage">
            <text:p>4.08%</text:p>
          </table:table-cell>
          <table:table-cell table:formula="of:=SUM([.$I$2:.I5])" office:value-type="percentage" office:value="0.191489361702128" calcext:value-type="percentage">
            <text:p>19.15%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ach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150" calcext:value-type="currency">
            <text:p>150.00 €</text:p>
          </table:table-cell>
          <table:table-cell table:formula="of:=[.$C6]*[.$D6]" office:value-type="currency" office:currency="EUR" office:value="3000" calcext:value-type="currency">
            <text:p>3,000.00 €</text:p>
          </table:table-cell>
          <table:table-cell table:formula="of:=COM.MICROSOFT.RANK.EQ([.E6]; [.$E$2:.$E$18]; 0)" office:value-type="float" office:value="14" calcext:value-type="float">
            <text:p>14</text:p>
          </table:table-cell>
          <table:table-cell table:formula="of:=[.E6] / [.E$19]" office:value-type="percentage" office:value="0.00930607686819493" calcext:value-type="percentage">
            <text:p>0.93%</text:p>
          </table:table-cell>
          <table:table-cell table:formula="of:=SUM([.$G$2:.G6])" office:value-type="percentage" office:value="0.267549709960604" calcext:value-type="percentage">
            <text:p>26.75%</text:p>
          </table:table-cell>
          <table:table-cell table:formula="of:=[.C6] / [.$C$19]" office:value-type="percentage" office:value="0.0354609929078014" calcext:value-type="percentage">
            <text:p>3.55%</text:p>
          </table:table-cell>
          <table:table-cell table:formula="of:=SUM([.$I$2:.I6])" office:value-type="percentage" office:value="0.226950354609929" calcext:value-type="percentage">
            <text:p>22.70%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ier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200" calcext:value-type="currency">
            <text:p>200.00 €</text:p>
          </table:table-cell>
          <table:table-cell table:formula="of:=[.$C7]*[.$D7]" office:value-type="currency" office:currency="EUR" office:value="2000" calcext:value-type="currency">
            <text:p>2,000.00 €</text:p>
          </table:table-cell>
          <table:table-cell table:formula="of:=COM.MICROSOFT.RANK.EQ([.E7]; [.$E$2:.$E$18]; 0)" office:value-type="float" office:value="16" calcext:value-type="float">
            <text:p>16</text:p>
          </table:table-cell>
          <table:table-cell table:formula="of:=[.E7] / [.E$19]" office:value-type="percentage" office:value="0.00620405124546329" calcext:value-type="percentage">
            <text:p>0.62%</text:p>
          </table:table-cell>
          <table:table-cell table:formula="of:=SUM([.$G$2:.G7])" office:value-type="percentage" office:value="0.273753761206068" calcext:value-type="percentage">
            <text:p>27.38%</text:p>
          </table:table-cell>
          <table:table-cell table:formula="of:=[.C7] / [.$C$19]" office:value-type="percentage" office:value="0.0177304964539007" calcext:value-type="percentage">
            <text:p>1.77%</text:p>
          </table:table-cell>
          <table:table-cell table:formula="of:=SUM([.$I$2:.I7])" office:value-type="percentage" office:value="0.24468085106383" calcext:value-type="percentage">
            <text:p>24.47%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Mann</text:p>
          </table:table-cell>
          <table:table-cell office:value-type="float" office:value="54" calcext:value-type="float">
            <text:p>54</text:p>
          </table:table-cell>
          <table:table-cell office:value-type="currency" office:currency="EUR" office:value="1300" calcext:value-type="currency">
            <text:p>1,300.00 €</text:p>
          </table:table-cell>
          <table:table-cell table:formula="of:=[.$C8]*[.$D8]" office:value-type="currency" office:currency="EUR" office:value="70200" calcext:value-type="currency">
            <text:p>70,200.00 €</text:p>
          </table:table-cell>
          <table:table-cell table:formula="of:=COM.MICROSOFT.RANK.EQ([.E8]; [.$E$2:.$E$18]; 0)" office:value-type="float" office:value="1" calcext:value-type="float">
            <text:p>1</text:p>
          </table:table-cell>
          <table:table-cell table:formula="of:=[.E8] / [.E$19]" office:value-type="percentage" office:value="0.217762198715761" calcext:value-type="percentage">
            <text:p>21.78%</text:p>
          </table:table-cell>
          <table:table-cell table:formula="of:=SUM([.$G$2:.G8])" office:value-type="percentage" office:value="0.491515959921829" calcext:value-type="percentage">
            <text:p>49.15%</text:p>
          </table:table-cell>
          <table:table-cell table:formula="of:=[.C8] / [.$C$19]" office:value-type="percentage" office:value="0.0957446808510638" calcext:value-type="percentage">
            <text:p>9.57%</text:p>
          </table:table-cell>
          <table:table-cell table:formula="of:=SUM([.$I$2:.I8])" office:value-type="percentage" office:value="0.340425531914894" calcext:value-type="percentage">
            <text:p>34.04%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ieber</text:p>
          </table:table-cell>
          <table:table-cell office:value-type="float" office:value="29" calcext:value-type="float">
            <text:p>29</text:p>
          </table:table-cell>
          <table:table-cell office:value-type="currency" office:currency="EUR" office:value="1050" calcext:value-type="currency">
            <text:p>1,050.00 €</text:p>
          </table:table-cell>
          <table:table-cell table:formula="of:=[.$C9]*[.$D9]" office:value-type="currency" office:currency="EUR" office:value="30450" calcext:value-type="currency">
            <text:p>30,450.00 €</text:p>
          </table:table-cell>
          <table:table-cell table:formula="of:=COM.MICROSOFT.RANK.EQ([.E9]; [.$E$2:.$E$18]; 0)" office:value-type="float" office:value="4" calcext:value-type="float">
            <text:p>4</text:p>
          </table:table-cell>
          <table:table-cell table:formula="of:=[.E9] / [.E$19]" office:value-type="percentage" office:value="0.0944566802121786" calcext:value-type="percentage">
            <text:p>9.45%</text:p>
          </table:table-cell>
          <table:table-cell table:formula="of:=SUM([.$G$2:.G9])" office:value-type="percentage" office:value="0.585972640134008" calcext:value-type="percentage">
            <text:p>58.60%</text:p>
          </table:table-cell>
          <table:table-cell table:formula="of:=[.C9] / [.$C$19]" office:value-type="percentage" office:value="0.0514184397163121" calcext:value-type="percentage">
            <text:p>5.14%</text:p>
          </table:table-cell>
          <table:table-cell table:formula="of:=SUM([.$I$2:.I9])" office:value-type="percentage" office:value="0.391843971631206" calcext:value-type="percentage">
            <text:p>39.18%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laas</text:p>
          </table:table-cell>
          <table:table-cell office:value-type="float" office:value="70" calcext:value-type="float">
            <text:p>70</text:p>
          </table:table-cell>
          <table:table-cell office:value-type="currency" office:currency="EUR" office:value="220" calcext:value-type="currency">
            <text:p>220.00 €</text:p>
          </table:table-cell>
          <table:table-cell table:formula="of:=[.$C10]*[.$D10]" office:value-type="currency" office:currency="EUR" office:value="15400" calcext:value-type="currency">
            <text:p>15,400.00 €</text:p>
          </table:table-cell>
          <table:table-cell table:formula="of:=COM.MICROSOFT.RANK.EQ([.E10]; [.$E$2:.$E$18]; 0)" office:value-type="float" office:value="7" calcext:value-type="float">
            <text:p>7</text:p>
          </table:table-cell>
          <table:table-cell table:formula="of:=[.E10] / [.E$19]" office:value-type="percentage" office:value="0.0477711945900673" calcext:value-type="percentage">
            <text:p>4.78%</text:p>
          </table:table-cell>
          <table:table-cell table:formula="of:=SUM([.$G$2:.G10])" office:value-type="percentage" office:value="0.633743834724075" calcext:value-type="percentage">
            <text:p>63.37%</text:p>
          </table:table-cell>
          <table:table-cell table:formula="of:=[.C10] / [.$C$19]" office:value-type="percentage" office:value="0.124113475177305" calcext:value-type="percentage">
            <text:p>12.41%</text:p>
          </table:table-cell>
          <table:table-cell table:formula="of:=SUM([.$I$2:.I10])" office:value-type="percentage" office:value="0.515957446808511" calcext:value-type="percentage">
            <text:p>51.60%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Sauer</text:p>
          </table:table-cell>
          <table:table-cell office:value-type="float" office:value="30" calcext:value-type="float">
            <text:p>30</text:p>
          </table:table-cell>
          <table:table-cell office:value-type="currency" office:currency="EUR" office:value="230" calcext:value-type="currency">
            <text:p>230.00 €</text:p>
          </table:table-cell>
          <table:table-cell table:formula="of:=[.$C11]*[.$D11]" office:value-type="currency" office:currency="EUR" office:value="6900" calcext:value-type="currency">
            <text:p>6,900.00 €</text:p>
          </table:table-cell>
          <table:table-cell table:formula="of:=COM.MICROSOFT.RANK.EQ([.E11]; [.$E$2:.$E$18]; 0)" office:value-type="float" office:value="10" calcext:value-type="float">
            <text:p>10</text:p>
          </table:table-cell>
          <table:table-cell table:formula="of:=[.E11] / [.E$19]" office:value-type="percentage" office:value="0.0214039767968483" calcext:value-type="percentage">
            <text:p>2.14%</text:p>
          </table:table-cell>
          <table:table-cell table:formula="of:=SUM([.$G$2:.G11])" office:value-type="percentage" office:value="0.655147811520923" calcext:value-type="percentage">
            <text:p>65.51%</text:p>
          </table:table-cell>
          <table:table-cell table:formula="of:=[.C11] / [.$C$19]" office:value-type="percentage" office:value="0.0531914893617021" calcext:value-type="percentage">
            <text:p>5.32%</text:p>
          </table:table-cell>
          <table:table-cell table:formula="of:=SUM([.$I$2:.I11])" office:value-type="percentage" office:value="0.569148936170213" calcext:value-type="percentage">
            <text:p>56.91%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üller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300" calcext:value-type="currency">
            <text:p>300.00 €</text:p>
          </table:table-cell>
          <table:table-cell table:formula="of:=[.$C12]*[.$D12]" office:value-type="currency" office:currency="EUR" office:value="4500" calcext:value-type="currency">
            <text:p>4,500.00 €</text:p>
          </table:table-cell>
          <table:table-cell table:formula="of:=COM.MICROSOFT.RANK.EQ([.E12]; [.$E$2:.$E$18]; 0)" office:value-type="float" office:value="12" calcext:value-type="float">
            <text:p>12</text:p>
          </table:table-cell>
          <table:table-cell table:formula="of:=[.E12] / [.E$19]" office:value-type="percentage" office:value="0.0139591153022924" calcext:value-type="percentage">
            <text:p>1.40%</text:p>
          </table:table-cell>
          <table:table-cell table:formula="of:=SUM([.$G$2:.G12])" office:value-type="percentage" office:value="0.669106926823216" calcext:value-type="percentage">
            <text:p>66.91%</text:p>
          </table:table-cell>
          <table:table-cell table:formula="of:=[.C12] / [.$C$19]" office:value-type="percentage" office:value="0.0265957446808511" calcext:value-type="percentage">
            <text:p>2.66%</text:p>
          </table:table-cell>
          <table:table-cell table:formula="of:=SUM([.$I$2:.I12])" office:value-type="percentage" office:value="0.595744680851064" calcext:value-type="percentage">
            <text:p>59.57%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are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230" calcext:value-type="currency">
            <text:p>230.00 €</text:p>
          </table:table-cell>
          <table:table-cell table:formula="of:=[.$C13]*[.$D13]" office:value-type="currency" office:currency="EUR" office:value="2760" calcext:value-type="currency">
            <text:p>2,760.00 €</text:p>
          </table:table-cell>
          <table:table-cell table:formula="of:=COM.MICROSOFT.RANK.EQ([.E13]; [.$E$2:.$E$18]; 0)" office:value-type="float" office:value="15" calcext:value-type="float">
            <text:p>15</text:p>
          </table:table-cell>
          <table:table-cell table:formula="of:=[.E13] / [.E$19]" office:value-type="percentage" office:value="0.00856159071873934" calcext:value-type="percentage">
            <text:p>0.86%</text:p>
          </table:table-cell>
          <table:table-cell table:formula="of:=SUM([.$G$2:.G13])" office:value-type="percentage" office:value="0.677668517541955" calcext:value-type="percentage">
            <text:p>67.77%</text:p>
          </table:table-cell>
          <table:table-cell table:formula="of:=[.C13] / [.$C$19]" office:value-type="percentage" office:value="0.0212765957446809" calcext:value-type="percentage">
            <text:p>2.13%</text:p>
          </table:table-cell>
          <table:table-cell table:formula="of:=SUM([.$I$2:.I13])" office:value-type="percentage" office:value="0.617021276595745" calcext:value-type="percentage">
            <text:p>61.70%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chulze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400" calcext:value-type="currency">
            <text:p>400.00 €</text:p>
          </table:table-cell>
          <table:table-cell table:formula="of:=[.$C14]*[.$D14]" office:value-type="currency" office:currency="EUR" office:value="1200" calcext:value-type="currency">
            <text:p>1,200.00 €</text:p>
          </table:table-cell>
          <table:table-cell table:formula="of:=COM.MICROSOFT.RANK.EQ([.E14]; [.$E$2:.$E$18]; 0)" office:value-type="float" office:value="17" calcext:value-type="float">
            <text:p>17</text:p>
          </table:table-cell>
          <table:table-cell table:formula="of:=[.E14] / [.E$19]" office:value-type="percentage" office:value="0.00372243074727797" calcext:value-type="percentage">
            <text:p>0.37%</text:p>
          </table:table-cell>
          <table:table-cell table:formula="of:=SUM([.$G$2:.G14])" office:value-type="percentage" office:value="0.681390948289233" calcext:value-type="percentage">
            <text:p>68.14%</text:p>
          </table:table-cell>
          <table:table-cell table:formula="of:=[.C14] / [.$C$19]" office:value-type="percentage" office:value="0.00531914893617021" calcext:value-type="percentage">
            <text:p>0.53%</text:p>
          </table:table-cell>
          <table:table-cell table:formula="of:=SUM([.$I$2:.I14])" office:value-type="percentage" office:value="0.622340425531915" calcext:value-type="percentage">
            <text:p>62.23%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float" office:value="40" calcext:value-type="float">
            <text:p>40</text:p>
          </table:table-cell>
          <table:table-cell office:value-type="currency" office:currency="EUR" office:value="90" calcext:value-type="currency">
            <text:p>90.00 €</text:p>
          </table:table-cell>
          <table:table-cell table:formula="of:=[.$C15]*[.$D15]" office:value-type="currency" office:currency="EUR" office:value="3600" calcext:value-type="currency">
            <text:p>3,600.00 €</text:p>
          </table:table-cell>
          <table:table-cell table:formula="of:=COM.MICROSOFT.RANK.EQ([.E15]; [.$E$2:.$E$18]; 0)" office:value-type="float" office:value="13" calcext:value-type="float">
            <text:p>13</text:p>
          </table:table-cell>
          <table:table-cell table:formula="of:=[.E15] / [.E$19]" office:value-type="percentage" office:value="0.0111672922418339" calcext:value-type="percentage">
            <text:p>1.12%</text:p>
          </table:table-cell>
          <table:table-cell table:formula="of:=SUM([.$G$2:.G15])" office:value-type="percentage" office:value="0.692558240531067" calcext:value-type="percentage">
            <text:p>69.26%</text:p>
          </table:table-cell>
          <table:table-cell table:formula="of:=[.C15] / [.$C$19]" office:value-type="percentage" office:value="0.0709219858156028" calcext:value-type="percentage">
            <text:p>7.09%</text:p>
          </table:table-cell>
          <table:table-cell table:formula="of:=SUM([.$I$2:.I15])" office:value-type="percentage" office:value="0.693262411347518" calcext:value-type="percentage">
            <text:p>69.33%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ammerer</text:p>
          </table:table-cell>
          <table:table-cell office:value-type="float" office:value="38" calcext:value-type="float">
            <text:p>38</text:p>
          </table:table-cell>
          <table:table-cell office:value-type="currency" office:currency="EUR" office:value="370" calcext:value-type="currency">
            <text:p>370.00 €</text:p>
          </table:table-cell>
          <table:table-cell table:formula="of:=[.$C16]*[.$D16]" office:value-type="currency" office:currency="EUR" office:value="14060" calcext:value-type="currency">
            <text:p>14,060.00 €</text:p>
          </table:table-cell>
          <table:table-cell table:formula="of:=COM.MICROSOFT.RANK.EQ([.E16]; [.$E$2:.$E$18]; 0)" office:value-type="float" office:value="8" calcext:value-type="float">
            <text:p>8</text:p>
          </table:table-cell>
          <table:table-cell table:formula="of:=[.E16] / [.E$19]" office:value-type="percentage" office:value="0.0436144802556069" calcext:value-type="percentage">
            <text:p>4.36%</text:p>
          </table:table-cell>
          <table:table-cell table:formula="of:=SUM([.$G$2:.G16])" office:value-type="percentage" office:value="0.736172720786674" calcext:value-type="percentage">
            <text:p>73.62%</text:p>
          </table:table-cell>
          <table:table-cell table:formula="of:=[.C16] / [.$C$19]" office:value-type="percentage" office:value="0.0673758865248227" calcext:value-type="percentage">
            <text:p>6.74%</text:p>
          </table:table-cell>
          <table:table-cell table:formula="of:=SUM([.$I$2:.I16])" office:value-type="percentage" office:value="0.760638297872341" calcext:value-type="percentage">
            <text:p>76.06%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aser</text:p>
          </table:table-cell>
          <table:table-cell office:value-type="float" office:value="45" calcext:value-type="float">
            <text:p>45</text:p>
          </table:table-cell>
          <table:table-cell office:value-type="currency" office:currency="EUR" office:value="550" calcext:value-type="currency">
            <text:p>550.00 €</text:p>
          </table:table-cell>
          <table:table-cell table:formula="of:=[.$C17]*[.$D17]" office:value-type="currency" office:currency="EUR" office:value="24750" calcext:value-type="currency">
            <text:p>24,750.00 €</text:p>
          </table:table-cell>
          <table:table-cell table:formula="of:=COM.MICROSOFT.RANK.EQ([.E17]; [.$E$2:.$E$18]; 0)" office:value-type="float" office:value="5" calcext:value-type="float">
            <text:p>5</text:p>
          </table:table-cell>
          <table:table-cell table:formula="of:=[.E17] / [.E$19]" office:value-type="percentage" office:value="0.0767751341626082" calcext:value-type="percentage">
            <text:p>7.68%</text:p>
          </table:table-cell>
          <table:table-cell table:formula="of:=SUM([.$G$2:.G17])" office:value-type="percentage" office:value="0.812947854949282" calcext:value-type="percentage">
            <text:p>81.29%</text:p>
          </table:table-cell>
          <table:table-cell table:formula="of:=[.C17] / [.$C$19]" office:value-type="percentage" office:value="0.0797872340425532" calcext:value-type="percentage">
            <text:p>7.98%</text:p>
          </table:table-cell>
          <table:table-cell table:formula="of:=SUM([.$I$2:.I17])" office:value-type="percentage" office:value="0.840425531914894" calcext:value-type="percentage">
            <text:p>84.04%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undt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670" calcext:value-type="currency">
            <text:p>670.00 €</text:p>
          </table:table-cell>
          <table:table-cell table:formula="of:=[.$C18]*[.$D18]" office:value-type="currency" office:currency="EUR" office:value="60300" calcext:value-type="currency">
            <text:p>60,300.00 €</text:p>
          </table:table-cell>
          <table:table-cell table:formula="of:=COM.MICROSOFT.RANK.EQ([.E18]; [.$E$2:.$E$18]; 0)" office:value-type="float" office:value="2" calcext:value-type="float">
            <text:p>2</text:p>
          </table:table-cell>
          <table:table-cell table:formula="of:=[.E18] / [.E$19]" office:value-type="percentage" office:value="0.187052145050718" calcext:value-type="percentage">
            <text:p>18.71%</text:p>
          </table:table-cell>
          <table:table-cell table:formula="of:=SUM([.$G$2:.G18])" office:value-type="percentage" office:value="1" calcext:value-type="percentage">
            <text:p>100.00%</text:p>
          </table:table-cell>
          <table:table-cell table:formula="of:=[.C18] / [.$C$19]" office:value-type="percentage" office:value="0.159574468085106" calcext:value-type="percentage">
            <text:p>15.96%</text:p>
          </table:table-cell>
          <table:table-cell table:formula="of:=SUM([.$I$2:.I1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2"/>
          <table:table-cell table:formula="of:=SUM([.C2:.C18])" office:value-type="float" office:value="564" calcext:value-type="float">
            <text:p>564</text:p>
          </table:table-cell>
          <table:table-cell table:formula="of:=SUM([.D2:.D18])" office:value-type="currency" office:currency="EUR" office:value="8780" calcext:value-type="currency">
            <text:p>8,780.00 €</text:p>
          </table:table-cell>
          <table:table-cell table:formula="of:=SUM([.E2:.E18])" office:value-type="currency" office:currency="EUR" office:value="322370" calcext:value-type="currency">
            <text:p>322,370.00 €</text:p>
          </table:table-cell>
          <table:table-cell table:number-columns-repeated="6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3:35:26.58753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3:17:46.974704000</meta:creation-date>
    <dc:date>2025-09-03T13:39:26.066715200</dc:date>
    <meta:editing-duration>PT11M22S</meta:editing-duration>
    <meta:editing-cycles>2</meta:editing-cycles>
    <meta:generator>LibreOffice/25.2.5.2$Windows_X86_64 LibreOffice_project/03d19516eb2e1dd5d4ccd751a0d6f35f35e08022</meta:generator>
    <meta:document-statistic meta:table-count="1" meta:cell-count="183" meta:object-count="0"/>
  </office:meta>
</office:document-meta>
</file>